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65dd"/>
    </style:style>
    <style:style style:name="P2" style:family="paragraph">
      <style:paragraph-properties fo:text-align="center"/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8pt" style:font-size-asian="8pt" style:font-size-complex="8pt" fo:hyphenate="false" loext:hyphenation-no-caps="false"/>
    </style:style>
    <style:style style:name="P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8pt" style:font-size-asian="8pt" style:font-size-complex="8pt" fo:hyphenate="false" loext:hyphenation-no-caps="false"/>
    </style:style>
    <style:style style:name="P7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8pt" style:font-size-asian="8pt" style:font-size-complex="8pt" fo:hyphenate="false" loext:hyphenation-no-caps="false"/>
    </style:style>
    <style:style style:name="P8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0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7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3717in" fo:min-width="0.07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draw:textarea-vertical-align="middle" fo:min-height="0.75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solid" svg:stroke-color="#000000" draw:fill="none" draw:fill-color="#ffffff" draw:textarea-vertical-align="middle" fo:min-height="0.75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solid" svg:stroke-color="#000000" draw:fill="none" draw:fill-color="#ffffff" draw:textarea-vertical-align="middle" fo:min-height="0.95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solid" svg:stroke-color="#000000" draw:fill="none" draw:fill-color="#ffffff" draw:textarea-vertical-align="middle" fo:min-height="0.83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solid" svg:stroke-color="#000000" draw:fill="none" draw:fill-color="#ffffff" draw:textarea-vertical-align="middle" fo:min-height="0.75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solid" svg:stroke-color="#000000" draw:fill="none" draw:fill-color="#ffffff" draw:textarea-vertical-align="middle" fo:min-height="0.95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solid" svg:stroke-color="#000000" draw:fill="none" draw:fill-color="#ffffff" draw:textarea-vertical-align="middle" fo:min-height="0.75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0783in" fo:min-width="0.242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10" draw:text-style-name="P10" svg:width="1.2949in" svg:height="0.7594in" svg:x="2.398in" svg:y="0.5409in"><draw:text-box><text:p text:style-name="P8"><text:span text:style-name="T4">O</text:span><text:span text:style-name="T4">N</text:span><text:span text:style-name="T4"> </text:span><text:span text:style-name="T4">S</text:span><text:span text:style-name="T4">H</text:span><text:span text:style-name="T4">O</text:span><text:span text:style-name="T4">R</text:span><text:span text:style-name="T4">E</text:span></text:p><text:p/></draw:text-box></draw:frame><draw:frame text:anchor-type="paragraph" draw:z-index="1" draw:name="Shape1_0" draw:style-name="gr10" draw:text-style-name="P10" svg:width="1.2949in" svg:height="0.8315in" svg:x="2.4126in" svg:y="1.5465in"><draw:text-box><text:p text:style-name="P8"><text:span text:style-name="T4">T</text:span><text:span text:style-name="T4">U</text:span><text:span text:style-name="T4">R</text:span><text:span text:style-name="T4">N</text:span><text:span text:style-name="T4">I</text:span><text:span text:style-name="T4">N</text:span><text:span text:style-name="T4">G</text:span><text:span text:style-name="T4">_</text:span><text:span text:style-name="T4">T</text:span><text:span text:style-name="T4">O</text:span><text:span text:style-name="T4">_</text:span><text:span text:style-name="T4">P</text:span><text:span text:style-name="T4">O</text:span><text:span text:style-name="T4">I</text:span></text:p><text:p text:style-name="P8"><text:span text:style-name="T4">W</text:span><text:span text:style-name="T4">h</text:span><text:span text:style-name="T4">e</text:span><text:span text:style-name="T4">n </text:span><text:span text:style-name="T4">r</text:span><text:span text:style-name="T4">e</text:span><text:span text:style-name="T4">c</text:span><text:span text:style-name="T4">e</text:span><text:span text:style-name="T4">i</text:span><text:span text:style-name="T4">v</text:span><text:span text:style-name="T4">i</text:span><text:span text:style-name="T4">n</text:span><text:span text:style-name="T4">g </text:span><text:span text:style-name="T4">P</text:span><text:span text:style-name="T4">O</text:span><text:span text:style-name="T4">I </text:span><text:span text:style-name="T4">c</text:span><text:span text:style-name="T4">o</text:span><text:span text:style-name="T4">o</text:span><text:span text:style-name="T4">r</text:span><text:span text:style-name="T4">d</text:span><text:span text:style-name="T4">s </text:span><text:span text:style-name="T4">s</text:span><text:span text:style-name="T4">t</text:span><text:span text:style-name="T4">a</text:span><text:span text:style-name="T4">r</text:span><text:span text:style-name="T4">t </text:span><text:span text:style-name="T4">t</text:span><text:span text:style-name="T4">u</text:span><text:span text:style-name="T4">r</text:span><text:span text:style-name="T4">n</text:span><text:span text:style-name="T4">i</text:span><text:span text:style-name="T4">n</text:span><text:span text:style-name="T4">g </text:span><text:span text:style-name="T4">t</text:span><text:span text:style-name="T4">o </text:span><text:span text:style-name="T4">f</text:span><text:span text:style-name="T4">a</text:span><text:span text:style-name="T4">c</text:span><text:span text:style-name="T4">e </text:span><text:span text:style-name="T4">P</text:span><text:span text:style-name="T4">O</text:span><text:span text:style-name="T4">I</text:span></text:p><text:p/></draw:text-box></draw:frame><draw:frame text:anchor-type="paragraph" draw:z-index="2" draw:name="Shape1_1" draw:style-name="gr10" draw:text-style-name="P10" svg:width="1.2949in" svg:height="0.7594in" svg:x="2.4193in" svg:y="2.5799in"><draw:text-box><text:p text:style-name="P8"><text:span text:style-name="T4">S</text:span><text:span text:style-name="T4">T</text:span><text:span text:style-name="T4">R</text:span><text:span text:style-name="T4">A</text:span><text:span text:style-name="T4">I</text:span><text:span text:style-name="T4">G</text:span><text:span text:style-name="T4">H</text:span><text:span text:style-name="T4">T</text:span><text:span text:style-name="T4">_</text:span><text:span text:style-name="T4">T</text:span><text:span text:style-name="T4">O</text:span><text:span text:style-name="T4">_</text:span><text:span text:style-name="T4">P</text:span><text:span text:style-name="T4">O</text:span><text:span text:style-name="T4">I</text:span></text:p><text:p text:style-name="P8"><text:span text:style-name="T4">W</text:span><text:span text:style-name="T4">h</text:span><text:span text:style-name="T4">e</text:span><text:span text:style-name="T4">n </text:span><text:span text:style-name="T4">U</text:span><text:span text:style-name="T4">S</text:span><text:span text:style-name="T4">V</text:span><text:span text:style-name="T4"> </text:span><text:span text:style-name="T4">f</text:span><text:span text:style-name="T4">a</text:span><text:span text:style-name="T4">c</text:span><text:span text:style-name="T4">i</text:span><text:span text:style-name="T4">n</text:span><text:span text:style-name="T4">g </text:span><text:span text:style-name="T4">P</text:span><text:span text:style-name="T4">O</text:span><text:span text:style-name="T4">I</text:span></text:p><text:p/></draw:text-box></draw:frame><draw:frame text:anchor-type="paragraph" draw:z-index="3" draw:name="Shape1_2" draw:style-name="gr10" draw:text-style-name="P10" svg:width="1.2949in" svg:height="0.7594in" svg:x="2.4193in" svg:y="3.6071in"><draw:text-box><text:p text:style-name="P8"><text:span text:style-name="T4">W</text:span><text:span text:style-name="T4">A</text:span><text:span text:style-name="T4">I</text:span><text:span text:style-name="T4">T</text:span><text:span text:style-name="T4">_</text:span><text:span text:style-name="T4">O</text:span><text:span text:style-name="T4">B</text:span><text:span text:style-name="T4">S</text:span><text:span text:style-name="T4">T</text:span><text:span text:style-name="T4">A</text:span><text:span text:style-name="T4">C</text:span><text:span text:style-name="T4">L</text:span><text:span text:style-name="T4">E</text:span></text:p><text:p text:style-name="P8"><text:span text:style-name="T4">I</text:span><text:span text:style-name="T4">f </text:span><text:span text:style-name="T4">a </text:span><text:span text:style-name="T4">d</text:span><text:span text:style-name="T4">y</text:span><text:span text:style-name="T4">n</text:span><text:span text:style-name="T4">a</text:span><text:span text:style-name="T4">m</text:span><text:span text:style-name="T4">i</text:span><text:span text:style-name="T4">c </text:span><text:span text:style-name="T4">o</text:span><text:span text:style-name="T4">b</text:span><text:span text:style-name="T4">s</text:span><text:span text:style-name="T4">t</text:span><text:span text:style-name="T4">a</text:span><text:span text:style-name="T4">c</text:span><text:span text:style-name="T4">l</text:span><text:span text:style-name="T4">e </text:span><text:span text:style-name="T4">i</text:span><text:span text:style-name="T4">n </text:span><text:span text:style-name="T4">t</text:span><text:span text:style-name="T4">h</text:span><text:span text:style-name="T4">e </text:span><text:span text:style-name="T4">s</text:span><text:span text:style-name="T4">t</text:span><text:span text:style-name="T4">r</text:span><text:span text:style-name="T4">a</text:span><text:span text:style-name="T4">i</text:span><text:span text:style-name="T4">g</text:span><text:span text:style-name="T4">h</text:span><text:span text:style-name="T4">t </text:span><text:span text:style-name="T4">p</text:span><text:span text:style-name="T4">a</text:span><text:span text:style-name="T4">t</text:span><text:span text:style-name="T4">h</text:span></text:p><text:p/></draw:text-box></draw:frame><draw:frame text:anchor-type="paragraph" draw:z-index="4" draw:name="Shape1_3" draw:style-name="gr10" draw:text-style-name="P10" svg:width="1.2949in" svg:height="0.8315in" svg:x="2.4417in" svg:y="4.598in"><draw:text-box><text:p text:style-name="P8"><text:span text:style-name="T4">E</text:span><text:span text:style-name="T4">N</text:span><text:span text:style-name="T4">T</text:span><text:span text:style-name="T4">E</text:span><text:span text:style-name="T4">R</text:span><text:span text:style-name="T4">_</text:span><text:span text:style-name="T4">O</text:span><text:span text:style-name="T4">R</text:span><text:span text:style-name="T4">B</text:span><text:span text:style-name="T4">I</text:span><text:span text:style-name="T4">T</text:span></text:p><text:p text:style-name="P8"><text:span text:style-name="T4">W</text:span><text:span text:style-name="T4">h</text:span><text:span text:style-name="T4">e</text:span><text:span text:style-name="T4">n </text:span><text:span text:style-name="T4">t</text:span><text:span text:style-name="T4">a</text:span><text:span text:style-name="T4">r</text:span><text:span text:style-name="T4">g</text:span><text:span text:style-name="T4">e</text:span><text:span text:style-name="T4">t </text:span><text:span text:style-name="T4">d</text:span><text:span text:style-name="T4">e</text:span><text:span text:style-name="T4">t</text:span><text:span text:style-name="T4">e</text:span><text:span text:style-name="T4">c</text:span><text:span text:style-name="T4">t</text:span><text:span text:style-name="T4">e</text:span><text:span text:style-name="T4">d </text:span><text:span text:style-name="T4">m</text:span><text:span text:style-name="T4">e</text:span><text:span text:style-name="T4">t</text:span><text:span text:style-name="T4">e</text:span><text:span text:style-name="T4">r</text:span><text:span text:style-name="T4">s </text:span><text:span text:style-name="T4"><text:s/></text:span><text:span text:style-name="T4">t</text:span><text:span text:style-name="T4">o </text:span><text:span text:style-name="T4">t</text:span><text:span text:style-name="T4">h</text:span><text:span text:style-name="T4">e </text:span><text:span text:style-name="T4">P</text:span><text:span text:style-name="T4">O</text:span><text:span text:style-name="T4">I </text:span><text:span text:style-name="T4">o</text:span><text:span text:style-name="T4">r</text:span><text:span text:style-name="T4">b</text:span><text:span text:style-name="T4">i</text:span><text:span text:style-name="T4">t</text:span></text:p><text:p/></draw:text-box></draw:frame><draw:frame text:anchor-type="paragraph" draw:z-index="5" draw:name="Shape1_4" draw:style-name="gr10" draw:text-style-name="P10" svg:width="1.2949in" svg:height="0.7594in" svg:x="2.4484in" svg:y="5.639in"><draw:text-box><text:p text:style-name="P8"><text:span text:style-name="T4">O</text:span><text:span text:style-name="T4">R</text:span><text:span text:style-name="T4">B</text:span><text:span text:style-name="T4">I</text:span><text:span text:style-name="T4">T</text:span></text:p><text:p text:style-name="P8"><text:span text:style-name="T4">W</text:span><text:span text:style-name="T4">h</text:span><text:span text:style-name="T4">e</text:span><text:span text:style-name="T4">n </text:span><text:span text:style-name="T4">U</text:span><text:span text:style-name="T4">S</text:span><text:span text:style-name="T4">V</text:span><text:span text:style-name="T4"> </text:span><text:span text:style-name="T4">r</text:span><text:span text:style-name="T4">e</text:span><text:span text:style-name="T4">a</text:span><text:span text:style-name="T4">c</text:span><text:span text:style-name="T4">h </text:span><text:span text:style-name="T4">t</text:span><text:span text:style-name="T4">h</text:span><text:span text:style-name="T4">e </text:span><text:span text:style-name="T4">o</text:span><text:span text:style-name="T4">r</text:span><text:span text:style-name="T4">b</text:span><text:span text:style-name="T4">i</text:span><text:span text:style-name="T4">t </text:span><text:span text:style-name="T4">s</text:span><text:span text:style-name="T4">t</text:span><text:span text:style-name="T4">a</text:span><text:span text:style-name="T4">r</text:span><text:span text:style-name="T4">t </text:span><text:span text:style-name="T4">o</text:span><text:span text:style-name="T4">r</text:span><text:span text:style-name="T4">b</text:span><text:span text:style-name="T4">i</text:span><text:span text:style-name="T4">t</text:span><text:span text:style-name="T4">t</text:span><text:span text:style-name="T4">i</text:span><text:span text:style-name="T4">n</text:span><text:span text:style-name="T4">g</text:span></text:p><text:p/></draw:text-box></draw:frame><draw:frame text:anchor-type="paragraph" draw:z-index="6" draw:name="Shape1_5" draw:style-name="gr10" draw:text-style-name="P10" svg:width="1.2949in" svg:height="0.7594in" svg:x="2.4484in" svg:y="6.6209in"><draw:text-box><text:p text:style-name="P8"><text:span text:style-name="T4">A</text:span><text:span text:style-name="T4">P</text:span><text:span text:style-name="T4">P</text:span><text:span text:style-name="T4">R</text:span><text:span text:style-name="T4">O</text:span><text:span text:style-name="T4">A</text:span><text:span text:style-name="T4">C</text:span><text:span text:style-name="T4">H</text:span></text:p><text:p text:style-name="P8"><text:span text:style-name="T4">W</text:span><text:span text:style-name="T4">h</text:span><text:span text:style-name="T4">e</text:span><text:span text:style-name="T4">n </text:span><text:span text:style-name="T4">l</text:span><text:span text:style-name="T4">a</text:span><text:span text:style-name="T4">r</text:span><text:span text:style-name="T4">g</text:span><text:span text:style-name="T4">e</text:span><text:span text:style-name="T4">s</text:span><text:span text:style-name="T4">t </text:span><text:span text:style-name="T4">s</text:span><text:span text:style-name="T4">i</text:span><text:span text:style-name="T4">d</text:span><text:span text:style-name="T4">e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 </text:span><text:span text:style-name="T4">P</text:span><text:span text:style-name="T4">O</text:span><text:span text:style-name="T4">I </text:span><text:span text:style-name="T4">d</text:span><text:span text:style-name="T4">e</text:span><text:span text:style-name="T4">t</text:span><text:span text:style-name="T4">e</text:span><text:span text:style-name="T4">c</text:span><text:span text:style-name="T4">t</text:span><text:span text:style-name="T4">e</text:span><text:span text:style-name="T4">d</text:span></text:p><text:p/></draw:text-box></draw:frame><draw:frame text:anchor-type="paragraph" draw:z-index="7" draw:name="Shape1_6" draw:style-name="gr10" draw:text-style-name="P10" svg:width="1.2949in" svg:height="0.7594in" svg:x="2.4854in" svg:y="7.648in"><draw:text-box><text:p text:style-name="P8"><text:span text:style-name="T4">T</text:span><text:span text:style-name="T4">O</text:span><text:span text:style-name="T4">U</text:span><text:span text:style-name="T4">C</text:span><text:span text:style-name="T4">H</text:span></text:p><text:p text:style-name="P8"><text:span text:style-name="T4">W</text:span><text:span text:style-name="T4">h</text:span><text:span text:style-name="T4">e</text:span><text:span text:style-name="T4">n </text:span><text:span text:style-name="T4">U</text:span><text:span text:style-name="T4">S</text:span><text:span text:style-name="T4">V</text:span><text:span text:style-name="T4"> </text:span><text:span text:style-name="T4">d</text:span><text:span text:style-name="T4">o</text:span><text:span text:style-name="T4">c</text:span><text:span text:style-name="T4">k</text:span><text:span text:style-name="T4">e</text:span><text:span text:style-name="T4">d </text:span><text:span text:style-name="T4">t</text:span><text:span text:style-name="T4">o </text:span><text:span text:style-name="T4">t</text:span><text:span text:style-name="T4">h</text:span><text:span text:style-name="T4">e </text:span><text:span text:style-name="T4">P</text:span><text:span text:style-name="T4">O</text:span><text:span text:style-name="T4">I</text:span></text:p><text:p/></draw:text-box></draw:frame><draw:frame text:anchor-type="paragraph" draw:z-index="8" draw:name="Shape1_7" draw:style-name="gr10" draw:text-style-name="P10" svg:width="1.2949in" svg:height="0.7594in" svg:x="2.5307in" svg:y="8.6598in"><draw:text-box><text:p text:style-name="P8"><text:span text:style-name="T4">B</text:span><text:span text:style-name="T4">A</text:span><text:span text:style-name="T4">C</text:span><text:span text:style-name="T4">K</text:span><text:span text:style-name="T4">_</text:span><text:span text:style-name="T4">T</text:span><text:span text:style-name="T4">O</text:span><text:span text:style-name="T4">_</text:span><text:span text:style-name="T4">S</text:span><text:span text:style-name="T4">H</text:span><text:span text:style-name="T4">O</text:span><text:span text:style-name="T4">R</text:span><text:span text:style-name="T4">E</text:span></text:p><text:p text:style-name="P8"><text:span text:style-name="T4">W</text:span><text:span text:style-name="T4">h</text:span><text:span text:style-name="T4">e</text:span><text:span text:style-name="T4">n </text:span><text:span text:style-name="T4">p</text:span><text:span text:style-name="T4">i</text:span><text:span text:style-name="T4">c</text:span><text:span text:style-name="T4">k </text:span><text:span text:style-name="T4">u</text:span><text:span text:style-name="T4">p </text:span><text:span text:style-name="T4">m</text:span><text:span text:style-name="T4">i</text:span><text:span text:style-name="T4">s</text:span><text:span text:style-name="T4">s</text:span><text:span text:style-name="T4">i</text:span><text:span text:style-name="T4">o</text:span><text:span text:style-name="T4">n </text:span><text:span text:style-name="T4">f</text:span><text:span text:style-name="T4">i</text:span><text:span text:style-name="T4">n</text:span><text:span text:style-name="T4">i</text:span><text:span text:style-name="T4">s</text:span><text:span text:style-name="T4">h</text:span><text:span text:style-name="T4">e</text:span><text:span text:style-name="T4">d</text:span></text:p><text:p/></draw:text-box></draw:frame><draw:frame text:anchor-type="paragraph" draw:z-index="9" draw:name="Shape1_8" draw:style-name="gr10" draw:text-style-name="P10" svg:width="1.2949in" svg:height="0.7594in" svg:x="0.8346in" svg:y="1.6047in"><draw:text-box><text:p text:style-name="P8"><text:span text:style-name="T4">T</text:span><text:span text:style-name="T4">o</text:span><text:span text:style-name="T4">p</text:span><text:span text:style-name="T4">i</text:span><text:span text:style-name="T4">c</text:span></text:p><text:p text:style-name="P8"><text:span text:style-name="T4">/</text:span><text:span text:style-name="T4">P</text:span><text:span text:style-name="T4">O</text:span><text:span text:style-name="T4">I</text:span><text:span text:style-name="T4">_</text:span><text:span text:style-name="T4">c</text:span><text:span text:style-name="T4">o</text:span><text:span text:style-name="T4">o</text:span><text:span text:style-name="T4">r</text:span><text:span text:style-name="T4">d</text:span><text:span text:style-name="T4">i</text:span><text:span text:style-name="T4">n</text:span><text:span text:style-name="T4">a</text:span><text:span text:style-name="T4">t</text:span><text:span text:style-name="T4">e</text:span><text:span text:style-name="T4">s</text:span></text:p></draw:text-box></draw:frame><draw:custom-shape text:anchor-type="paragraph" draw:z-index="10" draw:name="Shape2" draw:style-name="gr11" svg:width="0.2768in" svg:height="0.1567in" svg:x="2.1362in" svg:y="1.904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name="Shape1_9" draw:style-name="gr10" draw:text-style-name="P10" svg:width="1.2949in" svg:height="0.8315in" svg:x="5.1138in" svg:y="1.1228in"><draw:text-box><text:p text:style-name="P8"><text:span text:style-name="T4">D</text:span><text:span text:style-name="T4">B</text:span><text:span text:style-name="T4">S</text:span><text:span text:style-name="T4">C</text:span><text:span text:style-name="T4">A</text:span><text:span text:style-name="T4">N</text:span><text:span text:style-name="T4"> </text:span><text:span text:style-name="T4">C</text:span><text:span text:style-name="T4">L</text:span><text:span text:style-name="T4">U</text:span><text:span text:style-name="T4">S</text:span><text:span text:style-name="T4">T</text:span><text:span text:style-name="T4">E</text:span><text:span text:style-name="T4">R</text:span><text:span text:style-name="T4">I</text:span><text:span text:style-name="T4">N</text:span><text:span text:style-name="T4">G</text:span></text:p><text:p text:style-name="P8"><text:span text:style-name="T4">F</text:span><text:span text:style-name="T4">i</text:span><text:span text:style-name="T4">n</text:span><text:span text:style-name="T4">d </text:span><text:span text:style-name="T4">c</text:span><text:span text:style-name="T4">l</text:span><text:span text:style-name="T4">u</text:span><text:span text:style-name="T4">s</text:span><text:span text:style-name="T4">t</text:span><text:span text:style-name="T4">e</text:span><text:span text:style-name="T4">r</text:span><text:span text:style-name="T4">s </text:span><text:span text:style-name="T4">i</text:span><text:span text:style-name="T4">n </text:span><text:span text:style-name="T4">t</text:span><text:span text:style-name="T4">h</text:span><text:span text:style-name="T4">e </text:span><text:span text:style-name="T4">p</text:span><text:span text:style-name="T4">o</text:span><text:span text:style-name="T4">i</text:span><text:span text:style-name="T4">n</text:span><text:span text:style-name="T4">t</text:span><text:span text:style-name="T4">c</text:span><text:span text:style-name="T4">l</text:span><text:span text:style-name="T4">o</text:span><text:span text:style-name="T4">u</text:span><text:span text:style-name="T4">d</text:span></text:p><text:p/></draw:text-box></draw:frame><draw:frame text:anchor-type="paragraph" draw:z-index="12" draw:name="Shape1_10" draw:style-name="gr9" draw:text-style-name="P9" svg:width="1.5622in" svg:height="0.9594in" svg:x="3.9827in" svg:y="2.4575in"><draw:text-box><text:p text:style-name="P8"><text:span text:style-name="T4">I</text:span><text:span text:style-name="T4">f </text:span><text:span text:style-name="T4">t</text:span><text:span text:style-name="T4">h</text:span><text:span text:style-name="T4">e</text:span><text:span text:style-name="T4">r</text:span><text:span text:style-name="T4">e </text:span><text:span text:style-name="T4">i</text:span><text:span text:style-name="T4">s </text:span><text:span text:style-name="T4">a </text:span><text:span text:style-name="T4">m</text:span><text:span text:style-name="T4">a</text:span><text:span text:style-name="T4">t</text:span><text:span text:style-name="T4">c</text:span><text:span text:style-name="T4">h </text:span><text:span text:style-name="T4">b</text:span><text:span text:style-name="T4">e</text:span><text:span text:style-name="T4">t</text:span><text:span text:style-name="T4">w</text:span><text:span text:style-name="T4">e</text:span><text:span text:style-name="T4">e</text:span><text:span text:style-name="T4">n </text:span><text:span text:style-name="T4">t</text:span><text:span text:style-name="T4">h</text:span><text:span text:style-name="T4">e </text:span><text:span text:style-name="T4">P</text:span><text:span text:style-name="T4">O</text:span><text:span text:style-name="T4">I </text:span><text:span text:style-name="T4">a</text:span><text:span text:style-name="T4">n</text:span><text:span text:style-name="T4">d </text:span><text:span text:style-name="T4">a </text:span><text:span text:style-name="T4">c</text:span><text:span text:style-name="T4">l</text:span><text:span text:style-name="T4">u</text:span><text:span text:style-name="T4">s</text:span><text:span text:style-name="T4">t</text:span><text:span text:style-name="T4">e</text:span><text:span text:style-name="T4">r</text:span><text:span text:style-name="T4">:</text:span></text:p><text:p text:style-name="P8"><text:span text:style-name="T4"><text:s/></text:span></text:p><text:p text:style-name="P8"><text:span text:style-name="T4">t</text:span><text:span text:style-name="T4">a</text:span><text:span text:style-name="T4">r</text:span><text:span text:style-name="T4">g</text:span><text:span text:style-name="T4">e</text:span><text:span text:style-name="T4">t</text:span><text:span text:style-name="T4">_</text:span><text:span text:style-name="T4">d</text:span><text:span text:style-name="T4">e</text:span><text:span text:style-name="T4">t</text:span><text:span text:style-name="T4">e</text:span><text:span text:style-name="T4">c</text:span><text:span text:style-name="T4">t</text:span><text:span text:style-name="T4">e</text:span><text:span text:style-name="T4">d </text:span><text:span text:style-name="T4">= </text:span><text:span text:style-name="T4">T</text:span><text:span text:style-name="T4">r</text:span><text:span text:style-name="T4">u</text:span><text:span text:style-name="T4">e</text:span></text:p><text:p><text:span text:style-name="T3">t</text:span><text:span text:style-name="T3">r</text:span><text:span text:style-name="T3">a</text:span><text:span text:style-name="T3">c</text:span><text:span text:style-name="T3">k</text:span><text:span text:style-name="T3">e</text:span><text:span text:style-name="T3">r</text:span><text:span text:style-name="T3">_</text:span><text:span text:style-name="T3">t</text:span><text:span text:style-name="T3">a</text:span><text:span text:style-name="T3">r</text:span><text:span text:style-name="T3">g</text:span><text:span text:style-name="T3">e</text:span><text:span text:style-name="T3">t</text:span><text:span text:style-name="T3">=</text:span><text:span text:style-name="T3">c</text:span><text:span text:style-name="T3">l</text:span><text:span text:style-name="T3">u</text:span><text:span text:style-name="T3">s</text:span><text:span text:style-name="T3">t</text:span><text:span text:style-name="T3">e</text:span><text:span text:style-name="T3">r</text:span><text:span text:style-name="T3">_</text:span><text:span text:style-name="T3">p</text:span><text:span text:style-name="T3">o</text:span><text:span text:style-name="T3">s</text:span><text:span text:style-name="T3">e</text:span></text:p></draw:text-box></draw:frame><draw:custom-shape text:anchor-type="paragraph" draw:z-index="13" draw:name="Shape3" draw:style-name="gr3" svg:width="0.1567in" svg:height="0.4248in" svg:x="5.2055in" svg:y="1.993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4" draw:name="Shape4" draw:style-name="gr2" draw:text-style-name="P4" svg:width="1.176in" svg:height="0.5732in" svg:x="3.9728in" svg:y="1.9543in"><draw:text-box><text:p><text:span text:style-name="T3">A</text:span><text:span text:style-name="T3">t </text:span><text:span text:style-name="T3">t</text:span><text:span text:style-name="T3">h</text:span><text:span text:style-name="T3">e </text:span><text:span text:style-name="T3">b</text:span><text:span text:style-name="T3">e</text:span><text:span text:style-name="T3">g</text:span><text:span text:style-name="T3">i</text:span><text:span text:style-name="T3">n</text:span><text:span text:style-name="T3">n</text:span><text:span text:style-name="T3">i</text:span><text:span text:style-name="T3">n</text:span><text:span text:style-name="T3">g </text:span><text:span text:style-name="T3">t</text:span><text:span text:style-name="T3">r</text:span><text:span text:style-name="T3">y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t</text:span><text:span text:style-name="T3">h</text:span><text:span text:style-name="T3">e </text:span><text:span text:style-name="T3">c</text:span><text:span text:style-name="T3">l</text:span><text:span text:style-name="T3">u</text:span><text:span text:style-name="T3">s</text:span><text:span text:style-name="T3">t</text:span><text:span text:style-name="T3">e</text:span><text:span text:style-name="T3">r</text:span><text:span text:style-name="T3">s </text:span><text:span text:style-name="T3">w</text:span><text:span text:style-name="T3">i</text:span><text:span text:style-name="T3">t</text:span><text:span text:style-name="T3">h </text:span><text:span text:style-name="T3">t</text:span><text:span text:style-name="T3">h</text:span><text:span text:style-name="T3">e </text:span><text:span text:style-name="T3">P</text:span><text:span text:style-name="T3">O</text:span><text:span text:style-name="T3">I</text:span></text:p></draw:text-box></draw:frame><draw:custom-shape text:anchor-type="paragraph" draw:z-index="15" draw:name="Shape3_0" draw:style-name="gr3" svg:width="0.1567in" svg:height="0.4248in" svg:x="6.1362in" svg:y="1.954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6" draw:name="Shape1_11" draw:style-name="gr8" draw:text-style-name="P6" svg:width="1.7039in" svg:height="0.7594in" svg:x="5.828in" svg:y="2.5354in"><draw:text-box><text:p text:style-name="P5"><text:span text:style-name="T2">tr</text:span><text:span text:style-name="T2">a</text:span><text:span text:style-name="T2">c</text:span><text:span text:style-name="T2">k</text:span><text:span text:style-name="T2">e</text:span><text:span text:style-name="T2">r</text:span><text:span text:style-name="T2">s</text:span><text:span text:style-name="T2">_</text:span><text:span text:style-name="T2">o</text:span><text:span text:style-name="T2">b</text:span><text:span text:style-name="T2">j</text:span><text:span text:style-name="T2">e</text:span><text:span text:style-name="T2">c</text:span><text:span text:style-name="T2">ts</text:span><text:span text:style-name="T2">.</text:span><text:span text:style-name="T2">a</text:span><text:span text:style-name="T2">p</text:span><text:span text:style-name="T2">p</text:span><text:span text:style-name="T2">e</text:span><text:span text:style-name="T2">n</text:span><text:span text:style-name="T2">d</text:span><text:span text:style-name="T2">(</text:span><text:span text:style-name="T2">c</text:span><text:span text:style-name="T2">l</text:span><text:span text:style-name="T2">u</text:span><text:span text:style-name="T2">st</text:span><text:span text:style-name="T2">e</text:span><text:span text:style-name="T2">r</text:span><text:span text:style-name="T2">_</text:span><text:span text:style-name="T2">p</text:span><text:span text:style-name="T2">o</text:span><text:span text:style-name="T2">s</text:span><text:span text:style-name="T2">e</text:span><text:span text:style-name="T2">)</text:span></text:p><text:p text:style-name="P7"><text:span text:style-name="T2">c</text:span><text:span text:style-name="T2">o</text:span><text:span text:style-name="T2">ll</text:span><text:span text:style-name="T2">is</text:span><text:span text:style-name="T2">i</text:span><text:span text:style-name="T2">o</text:span><text:span text:style-name="T2">n</text:span><text:span text:style-name="T2">_</text:span><text:span text:style-name="T2">o</text:span><text:span text:style-name="T2">b</text:span><text:span text:style-name="T2">j</text:span><text:span text:style-name="T2">e</text:span><text:span text:style-name="T2">c</text:span><text:span text:style-name="T2">ts</text:span><text:span text:style-name="T2">.</text:span><text:span text:style-name="T2">a</text:span><text:span text:style-name="T2">p</text:span><text:span text:style-name="T2">p</text:span><text:span text:style-name="T2">e</text:span><text:span text:style-name="T2">n</text:span><text:span text:style-name="T2">d</text:span><text:span text:style-name="T2">(</text:span><text:span text:style-name="T2">0</text:span><text:span text:style-name="T2">)</text:span></text:p></draw:text-box></draw:frame><draw:frame text:anchor-type="paragraph" draw:z-index="17" draw:name="Shape4_0" draw:style-name="gr2" draw:text-style-name="P4" svg:width="1.176in" svg:height="0.5732in" svg:x="6.2925in" svg:y="2.0217in"><draw:text-box><text:p text:style-name="P3"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</text:span><text:span text:style-name="T1">s </text:span><text:span text:style-name="T1">n</text:span><text:span text:style-name="T1">o</text:span><text:span text:style-name="T1">t </text:span><text:span text:style-name="T1">m</text:span><text:span text:style-name="T1">a</text:span><text:span text:style-name="T1">t</text:span><text:span text:style-name="T1">c</text:span><text:span text:style-name="T1">h</text:span><text:span text:style-name="T1">e</text:span><text:span text:style-name="T1">d </text:span><text:span text:style-name="T1">w</text:span><text:span text:style-name="T1">i</text:span><text:span text:style-name="T1">t</text:span><text:span text:style-name="T1">h </text:span><text:span text:style-name="T1">t</text:span><text:span text:style-name="T1">h</text:span><text:span text:style-name="T1">e </text:span><text:span text:style-name="T1">P</text:span><text:span text:style-name="T1">O</text:span><text:span text:style-name="T1">I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text:anchor-type="paragraph" draw:z-index="18" draw:name="Shape1_22" draw:style-name="gr7" draw:text-style-name="P9" svg:width="3.5122in" svg:height="0.8315in" svg:x="2.8374in" svg:y="0.161in"><draw:text-box><text:p text:style-name="P8"><text:span text:style-name="T4">DB</text:span><text:span text:style-name="T4">SC</text:span><text:span text:style-name="T4">AN </text:span><text:span text:style-name="T4">CL</text:span><text:span text:style-name="T4">US</text:span><text:span text:style-name="T4">TE</text:span><text:span text:style-name="T4">RIN</text:span><text:span text:style-name="T4">G</text:span></text:p><text:p text:style-name="P8"><text:span text:style-name="T4">Fin</text:span><text:span text:style-name="T4">d </text:span><text:span text:style-name="T4">clus</text:span><text:span text:style-name="T4">ters </text:span><text:span text:style-name="T4">in </text:span><text:span text:style-name="T4">the </text:span><text:span text:style-name="T4">poi</text:span><text:span text:style-name="T4">ntcl</text:span><text:span text:style-name="T4">oud</text:span></text:p><text:p/></draw:text-box></draw:frame></text:p>
      <text:p text:style-name="P1"/>
      <text:p text:style-name="P1"/>
      <text:p text:style-name="P1"/>
      <text:p text:style-name="P1"/>
      <text:p text:style-name="P1"><draw:frame text:anchor-type="paragraph" draw:z-index="21" draw:name="Shape4_1" draw:style-name="gr2" draw:text-style-name="P4" svg:width="1.176in" svg:height="0.5732in" svg:x="1.1008in" svg:y="0.0193in"><draw:text-box><text:p><text:span text:style-name="T3">A</text:span><text:span text:style-name="T3">t </text:span><text:span text:style-name="T3">t</text:span><text:span text:style-name="T3">h</text:span><text:span text:style-name="T3">e </text:span><text:span text:style-name="T3">b</text:span><text:span text:style-name="T3">e</text:span><text:span text:style-name="T3">g</text:span><text:span text:style-name="T3">i</text:span><text:span text:style-name="T3">n</text:span><text:span text:style-name="T3">n</text:span><text:span text:style-name="T3">i</text:span><text:span text:style-name="T3">n</text:span><text:span text:style-name="T3">g </text:span><text:span text:style-name="T3">t</text:span><text:span text:style-name="T3">r</text:span><text:span text:style-name="T3">y </text:span><text:span text:style-name="T3">t</text:span><text:span text:style-name="T3">o </text:span><text:span text:style-name="T3">m</text:span><text:span text:style-name="T3">a</text:span><text:span text:style-name="T3">t</text:span><text:span text:style-name="T3">c</text:span><text:span text:style-name="T3">h </text:span><text:span text:style-name="T3">t</text:span><text:span text:style-name="T3">h</text:span><text:span text:style-name="T3">e </text:span><text:span text:style-name="T3">c</text:span><text:span text:style-name="T3">l</text:span><text:span text:style-name="T3">u</text:span><text:span text:style-name="T3">s</text:span><text:span text:style-name="T3">t</text:span><text:span text:style-name="T3">e</text:span><text:span text:style-name="T3">r</text:span><text:span text:style-name="T3">s </text:span><text:span text:style-name="T3">w</text:span><text:span text:style-name="T3">i</text:span><text:span text:style-name="T3">t</text:span><text:span text:style-name="T3">h </text:span><text:span text:style-name="T3">t</text:span><text:span text:style-name="T3">h</text:span><text:span text:style-name="T3">e </text:span><text:span text:style-name="T3">P</text:span><text:span text:style-name="T3">O</text:span><text:span text:style-name="T3">I</text:span></text:p></draw:text-box></draw:frame><draw:custom-shape text:anchor-type="paragraph" draw:z-index="20" draw:name="Shape3_1" draw:style-name="gr3" svg:width="0.1567in" svg:height="0.4248in" svg:x="2.8173in" svg:y="0.11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29" draw:name="Shape6" draw:style-name="gr1" draw:text-style-name="P2" svg:x1="5.7764in" svg:y1="0.5843in" svg:x2="5.7689in" svg:y2="0.0661in"><text:p/></draw:line></text:p>
      <text:p text:style-name="P1"><draw:frame text:anchor-type="paragraph" draw:z-index="24" draw:name="Shape4_2" draw:style-name="gr2" draw:text-style-name="P4" svg:width="1.176in" svg:height="0.6398in" svg:x="6.2925in" svg:y="0.148in"><draw:text-box><text:p text:style-name="P3"><text:span text:style-name="T1">New clusters not </text:span><text:span text:style-name="T1">matched with the POI </text:span><text:span text:style-name="T1">initialize tracker and </text:span><text:span text:style-name="T1">collision</text:span></text:p></draw:text-box></draw:frame></text:p>
      <text:p text:style-name="P1"><draw:frame text:anchor-type="paragraph" draw:z-index="27" draw:name="Shape4_4" draw:style-name="gr2" draw:text-style-name="P4" svg:width="1.176in" svg:height="0.5732in" svg:x="4.0307in" svg:y="0.1126in"><draw:text-box><text:p text:style-name="P3"><text:span text:style-name="T1">Old clusters not </text:span><text:span text:style-name="T1">matched with the POI </text:span><text:span text:style-name="T1">update tracker </text:span></text:p></draw:text-box></draw:frame></text:p>
      <text:p text:style-name="P1"><draw:frame text:anchor-type="paragraph" draw:z-index="19" draw:name="Shape1_23" draw:style-name="gr6" draw:text-style-name="P9" svg:width="1.5622in" svg:height="0.9594in" svg:x="1.5571in" svg:y="0.0516in"><draw:text-box><text:p text:style-name="P8"><text:span text:style-name="T4">If there is a match </text:span><text:span text:style-name="T4">between the POI and a </text:span><text:span text:style-name="T4">cluster:</text:span></text:p><text:p text:style-name="P8"><text:span text:style-name="T4"><text:s/></text:span></text:p><text:p text:style-name="P8"><text:span text:style-name="T4">target_detected = True</text:span></text:p><text:p><text:span text:style-name="T3">tracker_target=cluster</text:span><text:span text:style-name="T3">_pose</text:span></text:p></draw:text-box></draw:frame><draw:custom-shape text:anchor-type="paragraph" draw:z-index="22" draw:name="Shape3_2" draw:style-name="gr3" svg:width="0.1567in" svg:height="0.4248in" svg:x="6.0319in" svg:y="0.009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Shape3_3" draw:style-name="gr3" svg:width="0.1567in" svg:height="0.4248in" svg:x="5.2811in" svg:y="0.017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28" draw:name="Shape5" draw:style-name="gr1" draw:text-style-name="P2" svg:x1="5.3965in" svg:y1="0.0173in" svg:x2="6.0811in" svg:y2="0.0091in"><text:p/></draw:line></text:p>
      <text:p text:style-name="P1"/>
      <text:p text:style-name="P1"><draw:frame text:anchor-type="paragraph" draw:z-index="25" draw:name="Shape1_12" draw:style-name="gr4" draw:text-style-name="P6" svg:width="1.7039in" svg:height="0.7594in" svg:x="3.7744in" svg:y="0.1472in"><draw:text-box><text:p text:style-name="P5"><text:span text:style-name="T2">trackers_objects.predict()</text:span></text:p><text:p text:style-name="P5"><text:span text:style-name="T2">trackers_objects.update(cl</text:span><text:span text:style-name="T2">uster_pose)</text:span></text:p><text:p text:style-name="P5"><text:span text:style-name="T2">updated_tracked_object(id</text:span><text:span text:style-name="T2">x) = 1</text:span></text:p></draw:text-box></draw:frame><draw:frame text:anchor-type="paragraph" draw:z-index="23" draw:name="Shape1_24" draw:style-name="gr5" draw:text-style-name="P6" svg:width="1.7039in" svg:height="0.7594in" svg:x="5.828in" svg:y="0.1256in"><draw:text-box><text:p text:style-name="P5"><text:span text:style-name="T2">trackers_objects.append(cl</text:span><text:span text:style-name="T2">uster_pose)</text:span></text:p><text:p text:style-name="P7"><text:span text:style-name="T2">collision_objects.append(0</text:span><text:span text:style-name="T2">)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0T22:09:41.143378762</meta:creation-date>
    <dc:date>2024-01-10T22:32:53.716442356</dc:date>
    <meta:editing-duration>PT1M2S</meta:editing-duration>
    <meta:editing-cycles>1</meta:editing-cycles>
    <meta:document-statistic meta:table-count="0" meta:image-count="0" meta:object-count="0" meta:page-count="3" meta:paragraph-count="0" meta:word-count="0" meta:character-count="0" meta:non-whitespace-character-count="0"/>
    <meta:generator>LibreOffice/6.4.7.2$Linux_X86_64 LibreOffice_project/40$Build-2</meta:generator>
  </office:meta>
</office:document-meta>
</file>